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paragraph-rsid="0023ce2d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tyle="italic" officeooo:paragraph-rsid="001d97f7" style:font-style-asian="italic" style:font-style-complex="italic"/>
    </style:style>
    <style:style style:name="P6" style:family="paragraph" style:parent-style-name="Standard">
      <style:text-properties style:font-name="Times New Roman" fo:font-style="italic" officeooo:paragraph-rsid="000c569c" style:font-style-asian="italic" style:font-style-complex="italic"/>
    </style:style>
    <style:style style:name="P7" style:family="paragraph" style:parent-style-name="Standard">
      <style:text-properties style:font-name="Times New Roman" fo:font-style="italic" officeooo:paragraph-rsid="000d467e" style:font-style-asian="italic" style:font-style-complex="italic"/>
    </style:style>
    <style:style style:name="P8" style:family="paragraph" style:parent-style-name="Standard">
      <style:text-properties style:font-name="Times New Roman" fo:font-style="italic" officeooo:rsid="00220d10" officeooo:paragraph-rsid="00220d10" style:font-style-asian="italic" style:font-style-complex="italic"/>
    </style:style>
    <style:style style:name="P9" style:family="paragraph" style:parent-style-name="Standard">
      <style:text-properties style:font-name="Times New Roman" fo:font-style="italic" officeooo:rsid="0011caf7" officeooo:paragraph-rsid="000d467e" style:font-style-asian="italic" style:font-style-complex="italic"/>
    </style:style>
    <style:style style:name="P10" style:family="paragraph" style:parent-style-name="Standard">
      <style:text-properties style:font-name="Times New Roman" fo:font-style="italic" officeooo:rsid="0011caf7" officeooo:paragraph-rsid="0011caf7" style:font-style-asian="italic" style:font-style-complex="italic"/>
    </style:style>
    <style:style style:name="P11" style:family="paragraph" style:parent-style-name="Standard">
      <style:text-properties style:font-name="Times New Roman" fo:font-size="10pt" officeooo:paragraph-rsid="000c569c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0d467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e4cd2" officeooo:paragraph-rsid="001e4cd2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0e2456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e4cd2" style:font-size-asian="10pt" style:font-size-complex="10pt"/>
    </style:style>
    <style:style style:name="P16" style:family="paragraph" style:parent-style-name="Standard">
      <style:text-properties style:font-name="Times New Roman" fo:font-size="10pt" officeooo:rsid="001fd429" officeooo:paragraph-rsid="001fd429" style:font-size-asian="10pt" style:font-size-complex="10pt"/>
    </style:style>
    <style:style style:name="P17" style:family="paragraph" style:parent-style-name="Standard">
      <style:text-properties style:font-name="Times New Roman" fo:font-size="10pt" officeooo:rsid="00220d10" officeooo:paragraph-rsid="00220d10" style:font-size-asian="10pt" style:font-size-complex="10pt"/>
    </style:style>
    <style:style style:name="P18" style:family="paragraph" style:parent-style-name="Standard">
      <style:text-properties style:font-name="Times New Roman" fo:font-size="10pt" officeooo:paragraph-rsid="0011caf7" style:font-size-asian="10pt" style:font-size-complex="10pt"/>
    </style:style>
    <style:style style:name="P19" style:family="paragraph" style:parent-style-name="Standard">
      <style:text-properties style:font-name="Times New Roman" fo:font-size="10pt" officeooo:paragraph-rsid="00195043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176fbf" style:font-size-asian="10pt" style:font-size-complex="10pt"/>
    </style:style>
    <style:style style:name="P21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Times New Roman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Times New Roman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Times New Roman"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Times New Roman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Times New Roman" fo:font-size="10pt" fo:font-style="normal" officeooo:paragraph-rsid="0011caf7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Times New Roman" fo:font-size="10pt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imes New Roman" officeooo:paragraph-rsid="000c569c"/>
    </style:style>
    <style:style style:name="P33" style:family="paragraph" style:parent-style-name="Standard">
      <style:text-properties style:font-name="Times New Roman" officeooo:paragraph-rsid="0023ce2d"/>
    </style:style>
    <style:style style:name="P34" style:family="paragraph" style:parent-style-name="Standard">
      <style:text-properties style:font-name="Times New Roman" fo:font-style="normal" officeooo:paragraph-rsid="001d97f7" style:font-style-asian="normal" style:font-style-complex="normal"/>
    </style:style>
    <style:style style:name="P35" style:family="paragraph" style:parent-style-name="Standard">
      <style:text-properties style:font-name="Times New Roman" fo:font-size="12pt" fo:font-style="normal" style:text-underline-style="none" fo:font-weight="normal" officeooo:paragraph-rsid="0026dc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Times New Roman" fo:font-size="12pt" fo:font-style="normal" style:text-underline-style="none" fo:font-weight="normal" officeooo:rsid="001d97f7" officeooo:paragraph-rsid="0026dcf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Heading">
      <style:text-properties fo:color="#99284c" style:font-name="Times New Roman" style:font-size-asian="10pt" style:font-size-complex="10pt"/>
    </style:style>
    <style:style style:name="P38" style:family="paragraph" style:parent-style-name="Table_20_Heading">
      <style:text-properties fo:color="#99284c" style:font-name="Times New Roman" officeooo:rsid="0011adfa" officeooo:paragraph-rsid="0011adfa" style:font-size-asian="10pt" style:font-size-complex="10pt"/>
    </style:style>
    <style:style style:name="P39" style:family="paragraph" style:parent-style-name="Table_20_Contents">
      <style:text-properties style:font-name="Times New Roman" officeooo:rsid="0011adfa" officeooo:paragraph-rsid="0012b23c" style:font-size-asian="10pt" style:font-size-complex="10pt"/>
    </style:style>
    <style:style style:name="P40" style:family="paragraph" style:parent-style-name="Table_20_Contents">
      <style:text-properties style:font-name="Times New Roman" officeooo:rsid="0011adfa" officeooo:paragraph-rsid="0011adfa" style:font-size-asian="10pt" style:font-size-complex="10pt"/>
    </style:style>
    <style:style style:name="P41" style:family="paragraph" style:parent-style-name="Table_20_Contents">
      <style:text-properties style:font-name="Times New Roman" officeooo:rsid="00146a54" officeooo:paragraph-rsid="00142959" style:font-size-asian="10pt" style:font-size-complex="10pt"/>
    </style:style>
    <style:style style:name="P42" style:family="paragraph" style:parent-style-name="Table_20_Contents">
      <style:text-properties style:font-name="Times New Roman" officeooo:rsid="00159765" officeooo:paragraph-rsid="00159765" style:font-size-asian="10pt" style:font-size-complex="10pt"/>
    </style:style>
    <style:style style:name="P43" style:family="paragraph" style:parent-style-name="Table_20_Contents">
      <style:text-properties style:font-name="Times New Roman" officeooo:rsid="0012c32b" officeooo:paragraph-rsid="00159765" style:font-size-asian="10pt" style:font-size-complex="10pt"/>
    </style:style>
    <style:style style:name="P44" style:family="paragraph" style:parent-style-name="Standard">
      <style:text-properties style:font-name="Times New Roman" fo:font-size="10pt" officeooo:rsid="002bdd6b" officeooo:paragraph-rsid="002bdd6b" style:font-size-asian="10pt" style:font-size-complex="10pt"/>
    </style:style>
    <style:style style:name="P45" style:family="paragraph" style:parent-style-name="Standard">
      <style:text-properties style:font-name="Times New Roman" fo:font-size="10pt" officeooo:rsid="001fd429" officeooo:paragraph-rsid="002dcff3" style:font-size-asian="10pt" style:font-size-complex="10pt"/>
    </style:style>
    <style:style style:name="P46" style:family="paragraph" style:parent-style-name="Standard">
      <style:text-properties style:font-name="Times New Roman" fo:font-size="10pt" officeooo:paragraph-rsid="002dcff3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12" style:family="text">
      <style:text-properties officeooo:rsid="0023ce2d"/>
    </style:style>
    <style:style style:name="T13" style:family="text">
      <style:text-properties officeooo:rsid="00247c92"/>
    </style:style>
    <style:style style:name="T14" style:family="text">
      <style:text-properties style:font-name="Times New Roman" officeooo:rsid="001ff9f9"/>
    </style:style>
    <style:style style:name="T15" style:family="text">
      <style:text-properties style:font-name="Times New Roman" fo:font-size="10pt" officeooo:rsid="00220d10" style:font-size-asian="10pt" style:font-size-complex="10pt"/>
    </style:style>
    <style:style style:name="T16" style:family="text">
      <style:text-properties officeooo:rsid="001cf265"/>
    </style:style>
    <style:style style:name="T17" style:family="text">
      <style:text-properties officeooo:rsid="001d97f7"/>
    </style:style>
    <style:style style:name="T18" style:family="text">
      <style:text-properties officeooo:rsid="0028ad95"/>
    </style:style>
    <style:style style:name="T19" style:family="text">
      <style:text-properties officeooo:rsid="0029751a"/>
    </style:style>
    <style:style style:name="T20" style:family="text">
      <style:text-properties officeooo:rsid="002a78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35"><text:span text:style-name="T17">This is a</text:span><text:span text:style-name="T16">n</text:span><text:span text:style-name="T17"> ODT </text:span><text:span text:style-name="T16">template </text:span><text:span text:style-name="T17">document </text:span><text:span text:style-name="T16">used to generate </text:span><text:span text:style-name="T17">personalized documents for your customers or suppliers.</text:span></text:p>
      <text:p text:style-name="P36"/>
      <text:p text:style-name="P34"><text:span text:style-name="T11">My information</text:span><text:span text:style-name="T10">:</text:span></text:p>
      <text:p text:style-name="P5">This is a list of tags that will be replaced with your informations:</text:p>
      <text:p text:style-name="P11">mycompany_logo = {mycompany_logo}</text:p>
      <text:p text:style-name="P11">mycompany_name = {mycompany_name}</text:p>
      <text:p text:style-name="P11">mycompany_address = {mycompany_address}</text:p>
      <text:p text:style-name="P11">mycompany_zip = {mycompany_zip}</text:p>
      <text:p text:style-name="P11">mycompany_town = {mycompany_town}</text:p>
      <text:p text:style-name="P11">mycompany_country = {mycompany_country}</text:p>
      <text:p text:style-name="P11">mycompany_phone = {mycompany_phone}</text:p>
      <text:p text:style-name="P11">mycompany_fax = {mycompany_fax}</text:p>
      <text:p text:style-name="P11">mycompany_email = {mycompany_email}</text:p>
      <text:p text:style-name="P11">mycompany_web = {mycompany_web}</text:p>
      <text:p text:style-name="P11">mycompany_barcode = {mycompany_barcode}</text:p>
      <text:p text:style-name="P11">mycompany_capital= {mycompany_capital}</text:p>
      <text:p text:style-name="P11">mycompany_juridicalstatus= {mycompany_juridicalstatus}</text:p>
      <text:p text:style-name="P11">mycompany_idprof1 = {mycompany_idprof1}</text:p>
      <text:p text:style-name="P11">mycompany_idprof2 = {mycompany_idprof2}</text:p>
      <text:p text:style-name="P11">mycompany_idprof3 = {mycompany_idprof3}</text:p>
      <text:p text:style-name="P11">mycompany_idprof4 = {mycompany_idprof4}</text:p>
      <text:p text:style-name="P44">mycompany_idprof5 = {mycompany_idprof5}</text:p>
      <text:p text:style-name="P44">mycompany_idprof6 = {mycompany_idprof6}</text:p>
      <text:p text:style-name="P11">mycompany_vatnumber = {mycompany_vatnumber}</text:p>
      <text:p text:style-name="P11">mycompany_note = {mycompany_note}</text:p>
      <text:p text:style-name="P11">...</text:p>
      <text:p text:style-name="P21"/>
      <text:p text:style-name="P24">Customers, prospects or suppliers information:</text:p>
      <text:p text:style-name="P6">This is a list of other tags that will be replaced with correct values (tags between {}) :</text:p>
      <text:p text:style-name="P11">company_name = {company_name}</text:p>
      <text:p text:style-name="P11">company_address = {company_address}</text:p>
      <text:p text:style-name="P11">company_zip = {company_zip}</text:p>
      <text:p text:style-name="P11">company_town = {company_town}</text:p>
      <text:p text:style-name="P11">company_country = {company_country}</text:p>
      <text:p text:style-name="P11">company_phone = {company_phone}</text:p>
      <text:p text:style-name="P11">company_fax = {company_fax}</text:p>
      <text:p text:style-name="P11">company_email = {company_email}</text:p>
      <text:p text:style-name="P11">company_web = {company_web}</text:p>
      <text:p text:style-name="P11">company_barcode = {company_barcode}</text:p>
      <text:p text:style-name="P11">company_customercode = {company_customercode}</text:p>
      <text:p text:style-name="P11">company_suppliercode = {company_suppliercode}</text:p>
      <text:p text:style-name="P11">company_capital = {company_capital}</text:p>
      <text:p text:style-name="P11">company_juridicalstatus = {company_juridicalstatus}</text:p>
      <text:p text:style-name="P11">company_idprof1 = {company_idprof1}</text:p>
      <text:p text:style-name="P11">company_idprof2 = {company_idprof2}</text:p>
      <text:p text:style-name="P11">company_idprof3 = {company_idprof3}</text:p>
      <text:p text:style-name="P11">company_idprof4 = {company_idprof4}</text:p>
      <text:p text:style-name="P44">company_idprof5 = {company_idprof5}</text:p>
      <text:p text:style-name="P44">company_idprof6 = {company_idprof6}</text:p>
      <text:p text:style-name="P11">company_vatnumber = {company_vatnumber}</text:p>
      <text:p text:style-name="P22">company_note = {company_note}</text:p>
      <text:p text:style-name="P22">…</text:p>
      <text:p text:style-name="P32"/>
      <text:p text:style-name="P25">User information:</text:p>
      <text:p text:style-name="P28">myuser_lastname = {myuser_lastname}</text:p>
      <text:p text:style-name="P28">myuser_firstname = {myuser_firstname}</text:p>
      <text:p text:style-name="P28">myuser_login = {myuser_login}</text:p>
      <text:p text:style-name="P28">myuser_email = {myuser_email}</text:p>
      <text:p text:style-name="P29"><text:soft-page-break/>...</text:p>
      <text:p text:style-name="P22"/>
      <text:p text:style-name="P22"/>
      <text:p text:style-name="P22"/>
      <text:p text:style-name="P22"/>
      <text:p text:style-name="P26"><text:span text:style-name="T1">Object</text:span> information:</text:p>
      <text:p text:style-name="P7">This is a list of other tags that will be replaced with correct values (tags between {}) :</text:p>
      <text:p text:style-name="P12"><text:span text:style-name="T1">object</text:span>_<text:span text:style-name="T1">id</text:span> = <text:span text:style-name="T2">{object_id}</text:span></text:p>
      <text:p text:style-name="P12"><text:span text:style-name="T1">object</text:span>_<text:span text:style-name="T1">ref</text:span> = <text:span text:style-name="T2">{object_ref}</text:span></text:p>
      <text:p text:style-name="P13">object_source_invoice_ref = {object_source_invoice_ref}</text:p>
      <text:p text:style-name="P12"><text:span text:style-name="T1">object</text:span>_<text:span text:style-name="T1">ref_customer</text:span> = <text:span text:style-name="T2">{object_ref_customer}</text:span></text:p>
      <text:p text:style-name="P14"><text:span text:style-name="T1">object</text:span>_<text:span text:style-name="T1">ref_supplier</text:span> = <text:span text:style-name="T2">{object_ref_supplier}</text:span></text:p>
      <text:p text:style-name="P12"><text:span text:style-name="T1">object</text:span>_<text:span text:style-name="T1">date</text:span> = <text:span text:style-name="T2">{object_date}</text:span></text:p>
      <text:p text:style-name="P13">object_date_limit = {object_date_limit} </text:p>
      <text:p text:style-name="P15"><text:span text:style-name="T1">object</text:span>_<text:span text:style-name="T1">date_creation</text:span> = <text:span text:style-name="T3">{object_date_creation}</text:span></text:p>
      <text:p text:style-name="P12"><text:span text:style-name="T1">object</text:span>_<text:span text:style-name="T1">date_validation</text:span> = <text:span text:style-name="T3">{object_date_validation}</text:span></text:p>
      <text:p text:style-name="P12"><text:span text:style-name="T1">object</text:span>_<text:span text:style-name="T1">total_ht</text:span> = <text:span text:style-name="T3">{object_total_ht}</text:span></text:p>
      <text:p text:style-name="P12"><text:span text:style-name="T1">object</text:span>_<text:span text:style-name="T1">total_vat</text:span> = <text:span text:style-name="T3">{object_total_vat}</text:span></text:p>
      <text:p text:style-name="P12"><text:span text:style-name="T1">object</text:span>_<text:span text:style-name="T1">total_ttc</text:span> = <text:span text:style-name="T3">{object_total_ttc}</text:span></text:p>
      <text:p text:style-name="P45">object_<text:span text:style-name="T19">total_discount_</text:span><text:span text:style-name="T20">ht</text:span><text:span text:style-name="T19"> = </text:span><text:span text:style-name="T20">{object_total_discount_ht}</text:span></text:p>
      <text:p text:style-name="P46"><text:span text:style-name="T1">object</text:span>_<text:span text:style-name="T1">vatrate</text:span> = <text:span text:style-name="T3">{object_vatrate}</text:span></text:p>
      <text:p text:style-name="P13">object_payment_mode = {object_payment_mode}</text:p>
      <text:p text:style-name="P13">object_payment_term = {object_payment_term}</text:p>
      <text:p text:style-name="P12"><text:span text:style-name="T1">object</text:span>_<text:span text:style-name="T1">note_private</text:span> = <text:span text:style-name="T3">{object_note_private}</text:span></text:p>
      <text:p text:style-name="P12"><text:span text:style-name="T1">object</text:span>_<text:span text:style-name="T1">note</text:span> = <text:span text:style-name="T3">{object_note}</text:span></text:p>
      <text:p text:style-name="P16">object_already_payed = {object_already_payed}</text:p>
      <text:p text:style-name="P16">object_remain_to_pay = {object_remain_to_pay}</text:p>
      <text:p text:style-name="P17">free_text = {free_text}</text:p>
      <text:p text:style-name="P23">...</text:p>
      <text:p text:style-name="P8"/>
      <text:p text:style-name="P9"/>
      <text:p text:style-name="P27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18">[!-- BEGIN <text:span text:style-name="T5">row.lin</text:span><text:span text:style-name="T6">es</text:span> --]</text:p>
      <text:p text:style-name="P19"><text:tab/>{<text:span text:style-name="T5">line_</text:span><text:span text:style-name="T8">full</text:span><text:span text:style-name="T5">desc</text:span>}</text:p>
      <text:p text:style-name="P19"><text:tab/>{<text:span text:style-name="T5">line_vatrate</text:span>}</text:p>
      <text:p text:style-name="P18"><text:tab/>{<text:span text:style-name="T5">line_up</text:span>}</text:p>
      <text:p text:style-name="P18"><text:tab/>{<text:span text:style-name="T5">line_qty</text:span>}</text:p>
      <text:p text:style-name="P18"><text:tab/><text:span text:style-name="T7">{line_discount_percent}</text:span></text:p>
      <text:p text:style-name="P20"><text:tab/>{<text:span text:style-name="T5">line_</text:span><text:span text:style-name="T7">price_</text:span><text:span text:style-name="T5">ht</text:span>}</text:p>
      <text:p text:style-name="P20"><text:tab/>{<text:span text:style-name="T5">line_</text:span><text:span text:style-name="T7">price_vat</text:span>}</text:p>
      <text:p text:style-name="P20"><text:tab/>{<text:span text:style-name="T5">line_</text:span><text:span text:style-name="T7">price_ttc</text:span>}</text:p>
      <text:p text:style-name="P30"><text:span text:style-name="T5">[!-- END row.lin</text:span><text:span text:style-name="T6">es</text:span><text:span text:style-name="T5"> --]</text:span></text:p>
      <text:p text:style-name="P10"/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38">__Description__</text:p>
            </table:table-cell>
            <table:table-cell table:style-name="Tableau1.A1" office:value-type="string">
              <text:p text:style-name="P38">__VatRate__</text:p>
            </table:table-cell>
            <table:table-cell table:style-name="Tableau1.A1" office:value-type="string">
              <text:p text:style-name="P37">__<text:span text:style-name="T4">UP__</text:span></text:p>
            </table:table-cell>
            <table:table-cell table:style-name="Tableau1.A1" office:value-type="string">
              <text:p text:style-name="P37">__<text:span text:style-name="T4">Qty__</text:span></text:p>
            </table:table-cell>
            <table:table-cell table:style-name="Tableau1.A1" office:value-type="string">
              <text:p text:style-name="P37">__<text:span text:style-name="T4">Discount__</text:span></text:p>
            </table:table-cell>
            <table:table-cell table:style-name="Tableau1.F1" office:value-type="string">
              <text:p text:style-name="P37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39"><text:span text:style-name="T6">[!-- BEGIN row.lines --]</text:span><text:span text:style-name="T8">{line_fulldesc}</text:span></text:p>
          </table:table-cell>
          <table:table-cell table:style-name="Tableau1.B2" office:value-type="string">
            <text:p text:style-name="P40">{line_vatrate}</text:p>
          </table:table-cell>
          <table:table-cell table:style-name="Tableau1.C2" office:value-type="string">
            <text:p text:style-name="P40">{line_up}</text:p>
          </table:table-cell>
          <table:table-cell table:style-name="Tableau1.D2" office:value-type="string">
            <text:p text:style-name="P40">{line_qty}</text:p>
          </table:table-cell>
          <table:table-cell table:style-name="Tableau1.E2" office:value-type="string">
            <text:p text:style-name="P41">{line_discount_percent}</text:p>
          </table:table-cell>
          <table:table-cell table:style-name="Tableau1.F2" office:value-type="string">
            <text:p text:style-name="P42">{line_price_ht}</text:p>
            <text:p text:style-name="P43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3">For complete list of <text:span text:style-name="T18">available </text:span>tags, see on user documentation about <text:span text:style-name="T13">using </text:span><text:span text:style-name="T12">ODT templates</text:span> on wiki:</text:p>
      <text:p text:style-name="P1"><text:a xlink:type="simple" xlink:href="http://wiki.dolibarr.org/index.php/Create_an_ODT_document_template"><text:span text:style-name="T14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0T12:53:58.44</dc:date>
    <meta:editing-duration>PT5H13M59S</meta:editing-duration>
    <meta:editing-cycles>51</meta:editing-cycles>
    <meta:generator>LibreOffice/3.6$Windows_x86 LibreOffice_project/2ef5aff-a6fb0ff-166bdff-cf087ad-0f1389</meta:generator>
    <meta:document-statistic meta:table-count="1" meta:image-count="0" meta:object-count="0" meta:page-count="2" meta:paragraph-count="108" meta:word-count="374" meta:character-count="3690" meta:non-whitespace-character-count="3419"/>
  </office:meta>
</office:document-meta>
</file>